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officeooo:rsid="00088020" officeooo:paragraph-rsid="00088020" style:font-size-asian="15.75pt" style:font-size-complex="18pt"/>
    </style:style>
    <style:style style:name="P2" style:family="paragraph" style:parent-style-name="Standard">
      <style:paragraph-properties fo:line-height="115%"/>
      <style:text-properties fo:font-size="12pt" fo:font-weight="bold" officeooo:rsid="00088020" officeooo:paragraph-rsid="00088020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/>
      <style:text-properties fo:font-size="12pt" officeooo:paragraph-rsid="00088020" style:font-size-asian="12pt" style:font-size-complex="12pt"/>
    </style:style>
    <style:style style:name="P4" style:family="paragraph" style:parent-style-name="Standard">
      <style:paragraph-properties fo:line-height="115%"/>
      <style:text-properties fo:font-size="12pt" officeooo:rsid="00088020" officeooo:paragraph-rsid="00088020" style:font-size-asian="12pt" style:font-size-complex="12pt"/>
    </style:style>
    <style:style style:name="P5" style:family="paragraph" style:parent-style-name="Standard">
      <style:paragraph-properties fo:line-height="115%"/>
      <style:text-properties fo:font-size="12pt" officeooo:rsid="00088020" officeooo:paragraph-rsid="00088020" style:font-size-asian="12pt" style:font-size-complex="12pt"/>
    </style:style>
    <style:style style:name="P6" style:family="paragraph" style:parent-style-name="Standard">
      <style:paragraph-properties fo:line-height="115%"/>
      <style:text-properties fo:font-size="12pt" fo:font-weight="bold" officeooo:rsid="0009ff61" officeooo:paragraph-rsid="0009ff61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020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8020" style:font-weight-asian="bold" style:font-weight-complex="bold"/>
    </style:style>
    <style:style style:name="T5" style:family="text">
      <style:text-properties officeooo:rsid="00088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r Raddiergummi<text:span text:style-name="T1"> – gumka do zmazywania</text:span></text:p>
      <text:p text:style-name="P3"><text:span text:style-name="T4">der Füller</text:span><text:span text:style-name="T2"> – wieczne pióro</text:span></text:p>
      <text:p text:style-name="P4"><text:span text:style-name="T3">der Schreibtisch</text:span><text:span text:style-name="T1"> – biurko</text:span></text:p>
      <text:p text:style-name="P4"><text:span text:style-name="T3">der Drucker</text:span><text:span text:style-name="T1"> – drukarka</text:span></text:p>
      <text:p text:style-name="P4"><text:span text:style-name="T3">der Aktenhefter</text:span><text:span text:style-name="T1"> – teczka</text:span></text:p>
      <text:p text:style-name="P4"><text:span text:style-name="T3">der Kugelschreiber</text:span><text:span text:style-name="T1"> – długopis</text:span></text:p>
      <text:p text:style-name="P4"><text:span text:style-name="T3">der Tesafilm</text:span><text:span text:style-name="T1"> – taśma klejąca</text:span></text:p>
      <text:p text:style-name="P4"><text:span text:style-name="T3">der Schrank</text:span><text:span text:style-name="T1"> – szafa</text:span></text:p>
      <text:p text:style-name="P4"><text:span text:style-name="T3">der Bleistift</text:span><text:span text:style-name="T1"> – ołówek</text:span></text:p>
      <text:p text:style-name="P4"><text:span text:style-name="T3">der Bleistiftspitzer</text:span><text:span text:style-name="T1"> – temperówka</text:span></text:p>
      <text:p text:style-name="P4"><text:span text:style-name="T3">der Computer</text:span><text:span text:style-name="T1"> – komputer</text:span></text:p>
      <text:p text:style-name="P4"><text:span text:style-name="T3">der Klebestift</text:span><text:span text:style-name="T1"> – klej w sztyfcie</text:span></text:p>
      <text:p text:style-name="P4"><text:span text:style-name="T3">der Anrufbeantworter</text:span><text:span text:style-name="T1"> – automatyczna sekretarka</text:span></text:p>
      <text:p text:style-name="P4"><text:span text:style-name="T3">der Freund</text:span><text:span text:style-name="T1"> – przyjaciel</text:span></text:p>
      <text:p text:style-name="P4"><text:span text:style-name="T3">der Name –</text:span><text:span text:style-name="T1"> imię, nazwisko, nazwa</text:span></text:p>
      <text:p text:style-name="P4"><text:span text:style-name="T3">der Vorname</text:span><text:span text:style-name="T1"> – imię</text:span></text:p>
      <text:p text:style-name="P4"><text:span text:style-name="T3">der Nachname</text:span><text:span text:style-name="T1"> – nazwisko</text:span></text:p>
      <text:p text:style-name="P4"><text:span text:style-name="T3">der SMS-Austausch</text:span><text:span text:style-name="T1"> – wymiana SMS-ów</text:span></text:p>
      <text:p text:style-name="P4"><text:span text:style-name="T3">der Chef</text:span><text:span text:style-name="T1"> – szef</text:span></text:p>
      <text:p text:style-name="P4"><text:span text:style-name="T3">der Arbeiter</text:span><text:span text:style-name="T1"> – pracownik</text:span></text:p>
      <text:p text:style-name="P6">der B<text:span text:style-name="T5">ü</text:span>roklammern<text:span text:style-name="T1"> – spinac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officeooo:rsid="00088020" officeooo:paragraph-rsid="00088020" style:font-size-asian="15.75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zeczowniki – rodzaj męski, liczba pojedyńcz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18:16.298341472</meta:creation-date>
    <dc:date>2019-01-27T18:33:51.551556468</dc:date>
    <meta:editing-duration>PT21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78" meta:character-count="607" meta:non-whitespace-character-count="529"/>
  </office:meta>
</office:document-meta>
</file>